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6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82.48pt" svg:height="255.26pt" svg:x="373.12pt" svg:y="242.42pt">
            <loext:p draw:notify-on-update-of-ranges="Sheet1.B24:Sheet1.B29 Sheet1.C23:Sheet1.C23 Sheet1.C24:Sheet1.C29 Sheet1.D24:Sheet1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2.22pt" svg:height="254.49pt" svg:x="372.59pt" svg:y="626.43pt">
            <loext:p draw:notify-on-update-of-ranges="Sheet1.B54:Sheet1.B59 Sheet1.C53:Sheet1.C53 Sheet1.C54:Sheet1.C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76.47pt" svg:height="250.72pt" svg:x="376.47pt" svg:y="962.99pt">
            <loext:p draw:notify-on-update-of-ranges="Sheet1.B77:Sheet1.B82 Sheet1.C76:Sheet1.C76 Sheet1.C77:Sheet1.C8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Time in microseconds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win7</text:p>
          </table:table-cell>
          <table:table-cell table:style-name="ce1" office:value-type="string" calcext:value-type="string">
            <text:p>win10</text:p>
          </table:table-cell>
          <table:table-cell table:style-name="ce1" office:value-type="string" calcext:value-type="string">
            <text:p>mac-pro</text:p>
          </table:table-cell>
          <table:table-cell table:style-name="ce1" office:value-type="string" calcext:value-type="string">
            <text:p>ubuntu</text:p>
          </table:table-cell>
          <table:table-cell table:style-name="ce1" office:value-type="string" calcext:value-type="string">
            <text:p>android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k1.dir</text:p>
          </table:table-cell>
          <table:table-cell office:value-type="float" office:value="105" calcext:value-type="float">
            <text:p>105</text:p>
          </table:table-cell>
          <table:table-cell office:value-type="float" office:value="47.5" calcext:value-type="float">
            <text:p>47.5</text:p>
          </table:table-cell>
          <table:table-cell office:value-type="float" office:value="8.5" calcext:value-type="float">
            <text:p>8.5</text:p>
          </table:table-cell>
          <table:table-cell office:value-type="float" office:value="3.5" calcext:value-type="float">
            <text:p>3.5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tree</text:p>
          </table:table-cell>
          <table:table-cell office:value-type="float" office:value="99" calcext:value-type="float">
            <text:p>99</text:p>
          </table:table-cell>
          <table:table-cell office:value-type="float" office:value="46.7" calcext:value-type="float">
            <text:p>46.7</text:p>
          </table:table-cell>
          <table:table-cell office:value-type="float" office:value="8.5" calcext:value-type="float">
            <text:p>8.5</text:p>
          </table:table-cell>
          <table:table-cell office:value-type="float" office:value="3.65" calcext:value-type="float">
            <text:p>3.65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db</text:p>
          </table:table-cell>
          <table:table-cell office:value-type="float" office:value="22" calcext:value-type="float">
            <text:p>22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db --random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db --blob-api</text:p>
          </table:table-cell>
          <table:table-cell office:value-type="float" office:value="17.6" calcext:value-type="float">
            <text:p>17.6</text:p>
          </table:table-cell>
          <table:table-cell office:value-type="float" office:value="5.8" calcext:value-type="float">
            <text:p>5.8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db --blob-api --random</text:p>
          </table:table-cell>
          <table:table-cell office:value-type="float" office:value="27" calcext:value-type="float">
            <text:p>27</text:p>
          </table:table-cell>
          <table:table-cell office:value-type="float" office:value="8.6" calcext:value-type="float">
            <text:p>8.6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db --mmap 1g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.db --blob-api --mmap 1g --random</text:p>
          </table:table-cell>
          <table:table-cell office:value-type="float" office:value="8.9" calcext:value-type="float">
            <text:p>8.9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erimental data collected using kvtest from SQLite 3.20.0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test data is 100K blobs of between 8K and 12K eac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ge size: 4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roid tests with --count 10k. <text:s/>All others --count 100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ce used by separate files:</text:p>
          </table:table-cell>
          <table:table-cell office:value-type="float" office:value="1211412480" calcext:value-type="float">
            <text:p>1211412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ce used by the database:</text:p>
          </table:table-cell>
          <table:table-cell office:value-type="float" office:value="1074974720" calcext:value-type="float">
            <text:p>107497472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 systems use SSD except win7 which has a traditional disk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isk vs. -blob-api -rando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l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Lite</text:p>
          </table:table-cell>
          <table:table-cell table:style-name="ce2" office:value-type="float" office:value="1" calcext:value-type="float">
            <text:p>1.0</text:p>
          </table:table-cell>
          <table:table-cell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droid</text:p>
          </table:table-cell>
          <table:table-cell table:style-name="ce2" table:formula="of:=[.F4]/[.F8]" office:value-type="float" office:value="1.39130434782609" calcext:value-type="float">
            <text:p>1.4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style-name="ce2" table:formula="of:=[.E4]/[.E8]" office:value-type="float" office:value="1.21666666666667" calcext:value-type="float">
            <text:p>1.2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table:style-name="ce2" table:formula="of:=[.D4]/[.D8]" office:value-type="float" office:value="1.66666666666667" calcext:value-type="float">
            <text:p>1.7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7</text:p>
          </table:table-cell>
          <table:table-cell table:style-name="ce2" table:formula="of:=[.B4]/[.B8]" office:value-type="float" office:value="3.66666666666667" calcext:value-type="float">
            <text:p>3.7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10</text:p>
          </table:table-cell>
          <table:table-cell table:style-name="ce2" table:formula="of:=[.C4]/[.C8]" office:value-type="float" office:value="5.43023255813954" calcext:value-type="float">
            <text:p>5.4</text:p>
          </table:table-cell>
          <table:table-cell office:value-type="string" calcext:value-type="string">
            <text:p>blue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QLite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k vs. -blob-api -random -mmap</text:p>
          </table:table-cell>
          <table:table-cell office:value-type="string" calcext:value-type="string">
            <text:p>ubuntu</text:p>
          </table:table-cell>
          <table:table-cell table:style-name="ce2" table:formula="of:=[.E4]/[.E10]" office:value-type="float" office:value="1.58695652173913" calcext:value-type="float">
            <text:p>1.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table:style-name="ce2" table:formula="of:=[.D4]/[.D10]" office:value-type="float" office:value="2.07317073170732" calcext:value-type="float">
            <text:p>2.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roid</text:p>
          </table:table-cell>
          <table:table-cell table:style-name="ce2" table:formula="of:=[.F4]/[.F10]" office:value-type="float" office:value="2.13333333333333" calcext:value-type="float">
            <text:p>2.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n7</text:p>
          </table:table-cell>
          <table:table-cell table:style-name="ce2" table:formula="of:=[.B4]/[.B10]" office:value-type="float" office:value="11.123595505618" calcext:value-type="float">
            <text:p>11.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n10</text:p>
          </table:table-cell>
          <table:table-cell table:style-name="ce2" table:formula="of:=[.C4]/[.C10]" office:value-type="float" office:value="13.7352941176471" calcext:value-type="float">
            <text:p>13.7</text:p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disk vs. -rando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QLite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style-name="ce2" table:formula="of:=[.E3]/[.E6]" office:value-type="float" office:value="1.09375" calcext:value-type="float">
            <text:p>1.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table:style-name="ce2" table:formula="of:=[.D3]/[.D6]" office:value-type="float" office:value="1.44067796610169" calcext:value-type="float">
            <text:p>1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droid</text:p>
          </table:table-cell>
          <table:table-cell table:style-name="ce2" table:formula="of:=[.F3]/[.F6]" office:value-type="float" office:value="1.28" calcext:value-type="float">
            <text:p>1.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n7</text:p>
          </table:table-cell>
          <table:table-cell table:style-name="ce2" table:formula="of:=[.B3]/[.B6]" office:value-type="float" office:value="2.38636363636364" calcext:value-type="float">
            <text:p>2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n10</text:p>
          </table:table-cell>
          <table:table-cell table:style-name="ce2" table:formula="of:=[.C3]/[.C6]" office:value-type="float" office:value="5" calcext:value-type="float">
            <text:p>5.0</text:p>
          </table:table-cell>
          <table:table-cell table:number-columns-repeated="1021"/>
        </table:table-row>
      </table:table>
      <table:table table:name="Sheet2" table:style-name="ta1">
        <table:shapes>
          <draw:frame draw:z-index="0" draw:style-name="gr1" draw:text-style-name="P1" svg:width="380.27pt" svg:height="249.96pt" svg:x="337.58pt" svg:y="271.81pt">
            <loext:p draw:notify-on-update-of-ranges="Sheet2.B23:Sheet2.B27 Sheet2.C22:Sheet2.C22 Sheet2.C23:Sheet2.C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79.81pt" svg:height="254.55pt" svg:x="337.58pt" svg:y="654.26pt">
            <loext:p draw:notify-on-update-of-ranges="Sheet2.B53:Sheet2.B57 Sheet2.C52:Sheet2.C52 Sheet2.C53:Sheet2.C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Write time in microseconds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win7</text:p>
          </table:table-cell>
          <table:table-cell table:style-name="ce1" office:value-type="string" calcext:value-type="string">
            <text:p>win10</text:p>
          </table:table-cell>
          <table:table-cell table:style-name="ce1" office:value-type="string" calcext:value-type="string">
            <text:p>mac-pro</text:p>
          </table:table-cell>
          <table:table-cell table:style-name="ce1" office:value-type="string" calcext:value-type="string">
            <text:p>ubuntu</text:p>
          </table:table-cell>
          <table:table-cell table:style-name="ce1" office:value-type="string" calcext:value-type="string">
            <text:p>android</text:p>
          </table:table-cell>
        </table:table-row>
        <table:table-row table:style-name="ro1">
          <table:table-cell office:value-type="string" calcext:value-type="string">
            <text:p>k1.dir</text:p>
          </table:table-cell>
          <table:table-cell office:value-type="float" office:value="900" calcext:value-type="float">
            <text:p>900</text:p>
          </table:table-cell>
          <table:table-cell office:value-type="float" office:value="255" calcext:value-type="float">
            <text:p>255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k1.dir --fsync --count 100</text:p>
          </table:table-cell>
          <table:table-cell office:value-type="float" office:value="8000" calcext:value-type="float">
            <text:p>8000</text:p>
          </table:table-cell>
          <table:table-cell office:value-type="float" office:value="2600" calcext:value-type="float">
            <text:p>2600</text:p>
          </table:table-cell>
          <table:table-cell office:value-type="float" office:value="270" calcext:value-type="float">
            <text:p>270</text:p>
          </table:table-cell>
          <table:table-cell office:value-type="float" office:value="3100" calcext:value-type="float">
            <text:p>3100</text:p>
          </table:table-cell>
          <table:table-cell office:value-type="float" office:value="12840" calcext:value-type="float">
            <text:p>12840</text:p>
          </table:table-cell>
        </table:table-row>
        <table:table-row table:style-name="ro1">
          <table:table-cell office:value-type="string" calcext:value-type="string">
            <text:p>k1.tree</text:p>
          </table:table-cell>
          <table:table-cell office:value-type="float" office:value="900" calcext:value-type="float">
            <text:p>900</text:p>
          </table:table-cell>
          <table:table-cell office:value-type="float" office:value="238" calcext:value-type="float">
            <text:p>238</text:p>
          </table:table-cell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1.db</text:p>
          </table:table-cell>
          <table:table-cell office:value-type="float" office:value="2250" calcext:value-type="float">
            <text:p>2250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k1.db --nosync</text:p>
          </table:table-cell>
          <table:table-cell office:value-type="float" office:value="355" calcext:value-type="float">
            <text:p>35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1835" calcext:value-type="float">
            <text:p>1835</text:p>
          </table:table-cell>
        </table:table-row>
        <table:table-row table:style-name="ro1">
          <table:table-cell office:value-type="string" calcext:value-type="string">
            <text:p>k1.db --nosync --jmode off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k1.db --nosync --jmode wal</text:p>
          </table:table-cell>
          <table:table-cell office:value-type="float" office:value="350" calcext:value-type="float">
            <text:p>350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k1.db --nosync --jmode wal --nocheckpoint</text:p>
          </table:table-cell>
          <table:table-cell office:value-type="float" office:value="295" calcext:value-type="float">
            <text:p>29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1.db --jmode wal --nocheckpoint</text:p>
          </table:table-cell>
          <table:table-cell office:value-type="float" office:value="750" calcext:value-type="float">
            <text:p>75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al data collected using kvtest from SQLite 3.20.0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est data is 100K blobs of between 8K and 12K each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ge size: 4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count 10k unless otherwise specifi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rand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 off Windows Defender in Win1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AL mode, w/o checkpoint, sync=NORMA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Lite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style-name="ce2" table:formula="of:=[.E3]/[.E11]" office:value-type="float" office:value="1.06666666666667" calcext:value-type="float">
            <text:p>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table:style-name="ce2" table:formula="of:=[.D3]/[.D11]" office:value-type="float" office:value="1.62337662337662" calcext:value-type="float">
            <text:p>1.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7</text:p>
          </table:table-cell>
          <table:table-cell table:style-name="ce2" table:formula="of:=[.B3]/[.B11]"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10</text:p>
          </table:table-cell>
          <table:table-cell table:style-name="ce2" table:formula="of:=[.C3]/[.C11]" office:value-type="float" office:value="3.10975609756098" calcext:value-type="float">
            <text:p>3.1</text:p>
          </table:table-cell>
          <table:table-cell table:number-columns-repeated="3"/>
        </table:table-row>
        <table:table-row table:style-name="ro1" table:number-rows-repeated="24">
          <table:table-cell table:number-columns-repeated="6"/>
        </table:table-row>
        <table:table-row table:style-name="ro1">
          <table:table-cell office:value-type="string" calcext:value-type="string">
            <text:p>OFF, nosync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rect I/O</text:p>
          </table:table-cell>
          <table:table-cell table:style-name="ce2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table:style-name="ce2" table:formula="of:=[.E3]/[.E8]"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c</text:p>
          </table:table-cell>
          <table:table-cell table:style-name="ce2" table:formula="of:=[.D3]/[.D8]" office:value-type="float" office:value="1.31578947368421" calcext:value-type="float">
            <text:p>1.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7</text:p>
          </table:table-cell>
          <table:table-cell table:style-name="ce2" table:formula="of:=[.B3]/[.B8]" office:value-type="float" office:value="3.91304347826087" calcext:value-type="float">
            <text:p>3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n10</text:p>
          </table:table-cell>
          <table:table-cell table:style-name="ce2" table:formula="of:=[.C3]/[.C8]" office:value-type="float" office:value="4.90384615384615" calcext:value-type="float">
            <text:p>4.9</text:p>
          </table:table-cell>
          <table:table-cell table:number-columns-repeated="3"/>
        </table:table-row>
      </table:table>
      <table:table table:name="Sheet3" table:style-name="ta1"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Write/Read time for direct file I/O by system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in7</text:p>
          </table:table-cell>
          <table:table-cell office:value-type="string" calcext:value-type="string">
            <text:p>Win1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table:formula="of:=[Sheet2.E3]/[Sheet1.E3]" office:value-type="float" office:value="13.7142857142857" calcext:value-type="float">
            <text:p>13.71</text:p>
          </table:table-cell>
          <table:table-cell table:style-name="ce3" table:formula="of:=[Sheet2.F3]/[Sheet1.F3]" office:value-type="float" office:value="7.5" calcext:value-type="float">
            <text:p>7.50</text:p>
          </table:table-cell>
          <table:table-cell table:style-name="ce3" table:formula="of:=[Sheet2.D3]/[Sheet1.D3]" office:value-type="float" office:value="14.7058823529412" calcext:value-type="float">
            <text:p>14.71</text:p>
          </table:table-cell>
          <table:table-cell table:style-name="ce3" table:formula="of:=[Sheet2.B3]/[Sheet1.B3]" office:value-type="float" office:value="8.57142857142857" calcext:value-type="float">
            <text:p>8.57</text:p>
          </table:table-cell>
          <table:table-cell table:style-name="ce3" table:formula="of:=[Sheet2.C3]/[Sheet1.C3]" office:value-type="float" office:value="5.36842105263158" calcext:value-type="float">
            <text:p>5.37</text:p>
          </table:table-cell>
          <table:table-cell table:style-name="ce3" table:number-columns-repeated="1018"/>
        </table:table-row>
      </table:table>
      <table:named-expressions/>
      <table:database-ranges>
        <table:database-range table:name="__Anonymous_Sheet_DB__0" table:target-range-address="Sheet1.A55:Sheet1.AMJ59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22:57:38.526806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3:30:44.567593160</meta:creation-date>
    <dc:date>2017-08-07T23:09:16.282850452</dc:date>
    <meta:editing-duration>PT11H36M8S</meta:editing-duration>
    <meta:editing-cycles>20</meta:editing-cycles>
    <meta:generator>LibreOffice/5.1.6.2$Linux_X86_64 LibreOffice_project/10m0$Build-2</meta:generator>
    <meta:document-statistic meta:table-count="3" meta:cell-count="2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94cm" svg:height="9.006cm" xlink:href=".." xlink:type="simple" chart:class="chart:bar" chart:style-name="ch1">
        <chart:legend chart:legend-position="end" svg:x="11.998cm" svg:y="4.204cm" style:legend-expansion="high" chart:style-name="ch2"/>
        <chart:plot-area chart:style-name="ch3" table:cell-range-address="Sheet1.B24:Sheet1.D29 Sheet1.B23:Sheet1.C23" chart:data-source-has-labels="both" svg:x="0.269cm" svg:y="0.18cm" svg:width="11.46cm" svg:height="8.646cm">
          <chartooo:coordinate-region svg:x="0.996cm" svg:y="0.38cm" svg:width="10.733cm" svg:height="7.799cm"/>
          <chart:axis chart:dimension="x" chart:name="primary-x" chart:style-name="ch4" chartooo:axis-type="auto">
            <chartooo:date-scale/>
            <chart:categories table:cell-range-address="Sheet1.B24:Sheet1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4:Sheet1.C29" chart:label-cell-address="Sheet1.C23:Sheet1.C23" chart:class="chart:bar">
            <chart:data-point chart:repeated="6"/>
            <loext:propertry-mapping loext:property="FillColor" loext:cell-range-address="Sheet1.D24:Sheet1.D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C23:Sheet1.C23</svg:desc>
                </draw:g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SQLite</text:p>
                <draw:g>
                  <svg:desc>Sheet1.B24:Sheet1.B29</svg:desc>
                </draw:g>
              </table:table-cell>
              <table:table-cell office:value-type="float" office:value="1">
                <text:p>1</text:p>
                <draw:g>
                  <svg:desc>Sheet1.C24:Sheet1.C29</svg:desc>
                </draw:g>
              </table:table-cell>
              <table:table-cell office:value-type="float" office:value="NaN">
                <text:p>NaN</text:p>
                <draw:g>
                  <svg:desc>Sheet1.D24:Sheet1.D29</svg:desc>
                </draw:g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1.21666666666667">
                <text:p>1.2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n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n10</text:p>
              </table:table-cell>
              <table:table-cell office:value-type="float" office:value="5.43023255813954">
                <text:p>5.430232558139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" chart:maximum="14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85cm" svg:height="8.979cm" xlink:href=".." xlink:type="simple" chart:class="chart:bar" chart:style-name="ch1">
        <chart:legend chart:legend-position="end" svg:x="11.989cm" svg:y="4.19cm" style:legend-expansion="high" chart:style-name="ch2"/>
        <chart:plot-area chart:style-name="ch3" table:cell-range-address="Sheet1.B53:Sheet1.C59" chart:data-source-has-labels="both" svg:x="0.269cm" svg:y="0.179cm" svg:width="11.451cm" svg:height="8.621cm">
          <chartooo:coordinate-region svg:x="1.181cm" svg:y="0.379cm" svg:width="10.539cm" svg:height="7.774cm"/>
          <chart:axis chart:dimension="x" chart:name="primary-x" chart:style-name="ch4" chartooo:axis-type="auto">
            <chartooo:date-scale/>
            <chart:categories table:cell-range-address="Sheet1.B54:Sheet1.B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4:Sheet1.C59" chart:label-cell-address="Sheet1.C53:Sheet1.C5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C53:Sheet1.C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QLite</text:p>
                <draw:g>
                  <svg:desc>Sheet1.B54:Sheet1.B59</svg:desc>
                </draw:g>
              </table:table-cell>
              <table:table-cell office:value-type="float" office:value="1">
                <text:p>1</text:p>
                <draw:g>
                  <svg:desc>Sheet1.C54:Sheet1.C59</svg:desc>
                </draw:g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1.58695652173913">
                <text:p>1.58695652173913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2.07317073170732">
                <text:p>2.07317073170732</text:p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string">
                <text:p>win7</text:p>
              </table:table-cell>
              <table:table-cell office:value-type="float" office:value="11.123595505618">
                <text:p>11.123595505618</text:p>
              </table:table-cell>
            </table:table-row>
            <table:table-row>
              <table:table-cell office:value-type="string">
                <text:p>win10</text:p>
              </table:table-cell>
              <table:table-cell office:value-type="float" office:value="13.7352941176471">
                <text:p>13.73529411764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16cm" svg:height="8.819cm" xlink:href=".." xlink:type="simple" chart:class="chart:bar" chart:style-name="ch1">
        <chart:legend chart:legend-position="end" svg:x="12cm" svg:y="4.11cm" style:legend-expansion="high" chart:style-name="ch2"/>
        <chart:plot-area chart:style-name="ch3" table:cell-range-address="Sheet2.B22:Sheet2.C27" chart:data-source-has-labels="both" svg:x="0.268cm" svg:y="0.176cm" svg:width="11.464cm" svg:height="8.467cm">
          <chartooo:coordinate-region svg:x="0.995cm" svg:y="0.375cm" svg:width="10.737cm" svg:height="7.621cm"/>
          <chart:axis chart:dimension="x" chart:name="primary-x" chart:style-name="ch4" chartooo:axis-type="auto">
            <chartooo:date-scale/>
            <chart:categories table:cell-range-address="Sheet2.B23:Sheet2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23:Sheet2.C27" chart:label-cell-address="Sheet2.C22:Sheet2.C2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2.C22:Sheet2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QLite</text:p>
                <draw:g>
                  <svg:desc>Sheet2.B23:Sheet2.B27</svg:desc>
                </draw:g>
              </table:table-cell>
              <table:table-cell office:value-type="float" office:value="1">
                <text:p>1</text:p>
                <draw:g>
                  <svg:desc>Sheet2.C23:Sheet2.C27</svg:desc>
                </draw:g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.62337662337662">
                <text:p>1.62337662337662</text:p>
              </table:table-cell>
            </table:table-row>
            <table:table-row>
              <table:table-cell office:value-type="string">
                <text:p>win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win10</text:p>
              </table:table-cell>
              <table:table-cell office:value-type="float" office:value="3.10975609756098">
                <text:p>3.109756097560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cm" svg:height="8.981cm" xlink:href=".." xlink:type="simple" chart:class="chart:bar" chart:style-name="ch1">
        <chart:legend chart:legend-position="end" svg:x="11.984cm" svg:y="4.191cm" style:legend-expansion="high" chart:style-name="ch2"/>
        <chart:plot-area chart:style-name="ch3" table:cell-range-address="Sheet2.B52:Sheet2.C57" chart:data-source-has-labels="both" svg:x="0.268cm" svg:y="0.179cm" svg:width="11.448cm" svg:height="8.623cm">
          <chartooo:coordinate-region svg:x="0.995cm" svg:y="0.378cm" svg:width="10.721cm" svg:height="7.777cm"/>
          <chart:axis chart:dimension="x" chart:name="primary-x" chart:style-name="ch4" chartooo:axis-type="auto">
            <chartooo:date-scale/>
            <chart:categories table:cell-range-address="Sheet2.B53:Sheet2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53:Sheet2.C57" chart:label-cell-address="Sheet2.C52:Sheet2.C5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2.C52:Sheet2.C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rect I/O</text:p>
                <draw:g>
                  <svg:desc>Sheet2.B53:Sheet2.B57</svg:desc>
                </draw:g>
              </table:table-cell>
              <table:table-cell office:value-type="float" office:value="1">
                <text:p>1</text:p>
                <draw:g>
                  <svg:desc>Sheet2.C53:Sheet2.C57</svg:desc>
                </draw:g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win7</text:p>
              </table:table-cell>
              <table:table-cell office:value-type="float" office:value="3.91304347826087">
                <text:p>3.91304347826087</text:p>
              </table:table-cell>
            </table:table-row>
            <table:table-row>
              <table:table-cell office:value-type="string">
                <text:p>win10</text:p>
              </table:table-cell>
              <table:table-cell office:value-type="float" office:value="4.90384615384615">
                <text:p>4.90384615384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82cm" svg:height="8.846cm" xlink:href=".." xlink:type="simple" chart:class="chart:bar" chart:style-name="ch1">
        <chart:legend chart:legend-position="end" svg:x="11.786cm" svg:y="4.124cm" style:legend-expansion="high" chart:style-name="ch2"/>
        <chart:plot-area chart:style-name="ch3" table:cell-range-address="Sheet1.B76:Sheet1.C82" chart:data-source-has-labels="both" svg:x="0.265cm" svg:y="0.176cm" svg:width="11.256cm" svg:height="8.494cm">
          <chartooo:coordinate-region svg:x="0.992cm" svg:y="0.375cm" svg:width="10.529cm" svg:height="7.648cm"/>
          <chart:axis chart:dimension="x" chart:name="primary-x" chart:style-name="ch4" chartooo:axis-type="auto">
            <chartooo:date-scale/>
            <chart:categories table:cell-range-address="Sheet1.B77:Sheet1.B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7:Sheet1.C82" chart:label-cell-address="Sheet1.C76:Sheet1.C7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C76:Sheet1.C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QLite</text:p>
                <draw:g>
                  <svg:desc>Sheet1.B77:Sheet1.B82</svg:desc>
                </draw:g>
              </table:table-cell>
              <table:table-cell office:value-type="float" office:value="1">
                <text:p>1</text:p>
                <draw:g>
                  <svg:desc>Sheet1.C77:Sheet1.C82</svg:desc>
                </draw:g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.44067796610169">
                <text:p>1.44067796610169</text:p>
              </table:table-cell>
            </table:table-row>
            <table:table-row>
              <table:table-cell office:value-type="string">
                <text:p>android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win7</text:p>
              </table:table-cell>
              <table:table-cell office:value-type="float" office:value="2.38636363636364">
                <text:p>2.38636363636364</text:p>
              </table:table-cell>
            </table:table-row>
            <table:table-row>
              <table:table-cell office:value-type="string">
                <text:p>win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